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co1" style:family="table-column">
      <style:table-column-properties style:column-width="4.892cm" style:use-optimal-column-width="false"/>
    </style:style>
    <style:style style:name="ro1" style:family="table-row">
      <style:table-row-properties style:row-height="2.419cm"/>
    </style:style>
    <style:style style:name="ro2" style:family="table-row">
      <style:table-row-properties style:row-height="1.304cm"/>
    </style:style>
    <style:style style:name="ro3" style:family="table-row">
      <style:table-row-properties style:row-height="0.967cm"/>
    </style:style>
    <style:style style:name="ro4" style:family="table-row">
      <style:table-row-properties style:row-height="1.073cm"/>
    </style:style>
    <style:style style:name="ro5" style:family="table-row">
      <style:table-row-properties style:row-height="0.915cm"/>
    </style:style>
    <style:style style:name="ce1" style:family="table-cell">
      <style:graphic-properties draw:fill="solid" draw:fill-color="#ffffff" style:repeat="repeat" draw:textarea-vertical-align="middle"/>
      <style:paragraph-properties fo:line-height="100%" fo:text-align="start" fo:border="0.02cm solid #000000"/>
    </style:style>
    <style:style style:name="P1" style:family="paragraph">
      <style:paragraph-properties fo:line-height="100%"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frame draw:style-name="standard" draw:layer="layout" svg:width="4.891cm" svg:height="3.722cm" svg:x="8.609cm" svg:y="10.27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ProductID (FK)</text:p>
                  <text:p text:style-name="P1">TimeID (FK)</text:p>
                  <text:p text:style-name="P1">StoreID (FK)</text:p>
                </table:table-cell>
              </table:table-row>
              <table:table-row table:style-name="ro2">
                <table:table-cell table:style-name="ce1">
                  <text:p text:style-name="P1">SalesDollars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layer="layout" svg:width="3.5cm" svg:height="0.962cm" svg:x="8.309cm" svg:y="9.278cm">
            <draw:text-box>
              <text:p>SalesFact</text:p>
            </draw:text-box>
          </draw:frame>
        </draw:g>
        <draw:g draw:id="id3">
          <draw:frame draw:style-name="standard" draw:layer="layout" svg:width="4.891cm" svg:height="6.209cm" svg:x="2.101cm" svg:y="4cm">
            <table:table table:template-name="default" table:use-first-row-styles="true" table:use-banding-rows-styles="true">
              <table:table-column table:style-name="co1"/>
              <table:table-row table:style-name="ro3">
                <table:table-cell table:style-name="ce1">
                  <text:p text:style-name="P1">ProductID</text:p>
                </table:table-cell>
              </table:table-row>
              <table:table-row table:style-name="ro2">
                <table:table-cell table:style-name="ce1">
                  <text:p text:style-name="P1">ProductCode</text:p>
                  <text:p text:style-name="P1">ProductName</text:p>
                  <text:p text:style-name="P1">Category</text:p>
                  <text:p text:style-name="P1">SubCategory</text:p>
                  <text:p text:style-name="P1">Brand</text:p>
                  <text:p text:style-name="P1">Height</text:p>
                  <text:p text:style-name="P1">Width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1" draw:layer="layout" svg:width="5.699cm" svg:height="0.962cm" svg:x="1.801cm" svg:y="3cm">
            <draw:text-box>
              <text:p>ProductDimension</text:p>
            </draw:text-box>
          </draw:frame>
        </draw:g>
        <draw:g draw:id="id1">
          <draw:frame draw:style-name="standard" draw:layer="layout" svg:width="4.891cm" svg:height="7.021cm" svg:x="15.3cm" svg:y="3.979cm">
            <table:table table:template-name="default" table:use-first-row-styles="true" table:use-banding-rows-styles="true">
              <table:table-column table:style-name="co1"/>
              <table:table-row table:style-name="ro4">
                <table:table-cell table:style-name="ce1">
                  <text:p text:style-name="P1">TimeID (FK)</text:p>
                </table:table-cell>
              </table:table-row>
              <table:table-row table:style-name="ro2">
                <table:table-cell table:style-name="ce1">
                  <text:p text:style-name="P1">DayofWeek</text:p>
                  <text:p text:style-name="P1">DayofMonth</text:p>
                  <text:p text:style-name="P1">DayofYear</text:p>
                  <text:p text:style-name="P1">Month</text:p>
                  <text:p text:style-name="P1">Quarter</text:p>
                  <text:p text:style-name="P1">Year</text:p>
                  <text:p text:style-name="P1">Holiday</text:p>
                  <text:p text:style-name="P1">Weekend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1" draw:layer="layout" svg:width="4.998cm" svg:height="0.962cm" svg:x="15cm" svg:y="2.979cm">
            <draw:text-box>
              <text:p>TimeDimension</text:p>
            </draw:text-box>
          </draw:frame>
        </draw:g>
        <draw:g draw:id="id4">
          <draw:frame draw:style-name="standard" draw:layer="layout" svg:width="4.891cm" svg:height="7.631cm" svg:x="2.303cm" svg:y="13.869cm">
            <table:table table:template-name="default" table:use-first-row-styles="true" table:use-banding-rows-styles="true">
              <table:table-column table:style-name="co1"/>
              <table:table-row table:style-name="ro5">
                <table:table-cell table:style-name="ce1">
                  <text:p text:style-name="P1">StoreID (FK)</text:p>
                </table:table-cell>
              </table:table-row>
              <table:table-row table:style-name="ro2">
                <table:table-cell table:style-name="ce1">
                  <text:p text:style-name="P1">StoreName</text:p>
                  <text:p text:style-name="P1">ParentChain</text:p>
                  <text:p text:style-name="P1">Region</text:p>
                  <text:p text:style-name="P1">Territory</text:p>
                  <text:p text:style-name="P1">Zone</text:p>
                  <text:p text:style-name="P1">Address</text:p>
                  <text:p text:style-name="P1">City</text:p>
                  <text:p text:style-name="P1">State</text:p>
                  <text:p text:style-name="P1">Zip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1" draw:layer="layout" svg:width="5.497cm" svg:height="0.962cm" svg:x="2.003cm" svg:y="12.869cm">
            <draw:text-box>
              <text:p>StoreDimension</text:p>
            </draw:text-box>
          </draw:frame>
        </draw:g>
        <draw:connector draw:style-name="gr2" draw:text-style-name="P2" draw:layer="layout" svg:x1="17.595cm" svg:y1="11cm" svg:x2="13.5cm" svg:y2="11.639cm" draw:start-shape="id1" draw:start-glue-point="2" draw:end-shape="id2" draw:end-glue-point="1" svg:d="m17595 11000v639h-4095">
          <text:p/>
        </draw:connector>
        <draw:connector draw:style-name="gr2" draw:text-style-name="P2" draw:layer="layout" svg:x1="4.65cm" svg:y1="10.209cm" svg:x2="8.309cm" svg:y2="11.639cm" draw:start-shape="id3" draw:start-glue-point="2" draw:end-shape="id2" draw:end-glue-point="3" svg:d="m4650 10209v1430h3659">
          <text:p/>
        </draw:connector>
        <draw:connector draw:style-name="gr2" draw:text-style-name="P2" draw:layer="layout" svg:x1="4.751cm" svg:y1="21.5cm" svg:x2="10.904cm" svg:y2="14cm" draw:start-shape="id4" draw:start-glue-point="2" draw:end-shape="id2" draw:end-glue-point="2" svg:d="m4751 21500v519h6153v-8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im Hamdan</meta:initial-creator>
    <meta:creation-date>2010-07-25T17:35:37</meta:creation-date>
    <dc:date>2010-07-25T17:57:43</dc:date>
    <dc:creator>Karim Hamdan</dc:creator>
    <meta:editing-duration>PT00H17M36S</meta:editing-duration>
    <meta:editing-cycles>27</meta:editing-cycles>
    <meta:generator>OpenOffice.org/3.2$Linux OpenOffice.org_project/320m12$Build-9483</meta:generator>
    <meta:document-statistic meta:object-count="15"/>
  </office:meta>
</office:document-meta>
</file>